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646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54cm" svg:x2="0.635cm" svg:y2="11.43cm">
          <text:p text:style-name="P3"/>
        </draw:line>
        <draw:frame draw:style-name="gr3" draw:text-style-name="P4" draw:layer="layout" svg:width="6.35cm" svg:height="6.896cm" svg:x="0.635cm" svg:y="4.534cm">
          <draw:text-box>
            <text:p text:style-name="P3"><text:span text:style-name="T1">append</text:span></text:p>
            <text:p text:style-name="P3"><text:span text:style-name="T1">delete</text:span></text:p>
            <text:p text:style-name="P3"><text:span text:style-name="T1">getBufferSize</text:span></text:p>
            <text:p text:style-name="P3"><text:span text:style-name="T1">insert</text:span></text:p>
            <text:p text:style-name="P3"><text:span text:style-name="T1">lastPos</text:span></text:p>
            <text:p text:style-name="P3"><text:span text:style-name="T1">length</text:span></text:p>
            <text:p text:style-name="P3"><text:span text:style-name="T1">overlay</text:span></text:p>
            <text:p text:style-name="P3"><text:span text:style-name="T1">pos</text:span></text:p>
            <text:p text:style-name="P3"><text:span text:style-name="T1">request</text:span></text:p>
            <text:p text:style-name="P3"><text:span text:style-name="T1">setBufferSize</text:span></text:p>
            <text:p text:style-name="P3"><text:span text:style-name="T1">string</text:span></text:p>
            <text:p text:style-name="P3"><text:span text:style-name="T1">subchar</text:span></text:p>
            <text:p text:style-name="P3"><text:span text:style-name="T1">substr</text:span></text:p>
            <text:p text:style-name="P3"><text:span text:style-name="T1">uninit</text:span></text:p>
          </draw:text-box>
        </draw:frame>
        <draw:line draw:style-name="gr2" draw:text-style-name="P2" draw:layer="layout" svg:x1="6.985cm" svg:y1="11.43cm" svg:x2="0.635cm" svg:y2="11.43cm">
          <text:p text:style-name="P3"/>
        </draw:line>
        <draw:custom-shape draw:style-name="gr1" draw:text-style-name="P1" draw:layer="layout" svg:width="6.35cm" svg:height="0.635cm" svg:x="0.635cm" svg:y="1.905cm">
          <text:p text:style-name="P1">MutableBuff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frame draw:style-name="gr4" draw:text-style-name="P4" draw:layer="layout" svg:width="6.35cm" svg:height="0.885cm" svg:x="0.635cm" svg:y="3.175cm">
          <draw:text-box>
            <text:p text:style-name="P4"><text:span text:style-name="T1">new</text:span></text:p>
          </draw:text-box>
        </draw:frame>
        <draw:line draw:style-name="gr2" draw:text-style-name="P2" draw:layer="layout" svg:x1="0.635cm" svg:y1="3.81cm" svg:x2="6.985cm" svg:y2="3.81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1T10:49:12</dc:date>
    <dc:language>en-US</dc:language>
    <meta:editing-cycles>14</meta:editing-cycles>
    <meta:editing-duration>PT52M6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